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1f13" officeooo:paragraph-rsid="00131f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t + 1 → Close Project Window</text:p>
      <text:p text:style-name="P1">File | Project Structure</text:p>
      <text:p text:style-name="P1"/>
      <text:p text:style-name="P1">Ctrl + F9 → Build Project</text:p>
      <text:p text:style-name="P1">Shift + Escape → Hide Active Tool Window</text:p>
      <text:p text:style-name="P1"/>
      <text:p text:style-name="P1">F4 → jump to source</text:p>
      <text:p text:style-name="P1"/>
      <text:p text:style-name="P1">Shift + Shift → search everywhere</text:p>
      <text:p text:style-name="P1">Ctrl + N → Navigate to Class</text:p>
      <text:p text:style-name="P1"/>
      <text:p text:style-name="P1">Shift + Ctrl + Alt + N → Go to Symbol</text:p>
      <text:p text:style-name="P1"/>
      <text:p text:style-name="P1">Ctrl + Shift + N → Go to File</text:p>
      <text:p text:style-name="P1"/>
      <text:p text:style-name="P1">Ctrl + E → Recent Files</text:p>
      <text:p text:style-name="P1">Ctrl + B → Go to Declaration</text:p>
      <text:p text:style-name="P1"/>
      <text:p text:style-name="P1">Shift + Ctrl + I → Peek Definition</text:p>
      <text:p text:style-name="P1">Ctrl + F12 → Show members</text:p>
      <text:p text:style-name="P1"/>
      <text:p text:style-name="P1">Alt + F1 → Select In</text:p>
      <text:p text:style-name="P1">Ctrl + G → Navigate to Line</text:p>
      <text:p text:style-name="P1">Ctrl + H → Type Hierarchy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7:16:12.895000000</meta:creation-date>
    <dc:date>2017-11-24T17:23:07.960000000</dc:date>
    <meta:editing-duration>PT6M55S</meta:editing-duration>
    <meta:editing-cycles>1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16" meta:word-count="109" meta:character-count="447" meta:non-whitespace-character-count="354"/>
  </office:meta>
</office:document-meta>
</file>